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family-generic="swiss" style:font-pitch="variable" fo:font-size="18pt" style:font-size-asian="18pt" style:font-size-complex="1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.426cm" svg:height="1.196cm" svg:x="1.753cm" svg:y="4.365cm">
          <text:p text:style-name="P1"><text:span text:style-name="T1">Descri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.426cm" svg:height="1.196cm" svg:x="12.174cm" svg:y="0.7cm">
          <draw:glue-point draw:id="4" svg:x="-2.314cm" svg:y="5.033cm"/>
          <draw:glue-point draw:id="5" svg:x="2.647cm" svg:y="5.033cm"/>
          <text:p text:style-name="P1"><text:span text:style-name="T1">Me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426cm" svg:height="1.197cm" svg:x="23.5cm" svg:y="4.403cm">
          <text:p text:style-name="P1"><text:span text:style-name="T1">Descri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426cm" svg:height="1.196cm" svg:x="12.18cm" svg:y="12.404cm">
          <text:p text:style-name="P1"><text:span text:style-name="T1">Te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3.426cm" svg:height="1.197cm" svg:x="17.474cm" svg:y="12.433cm">
          <text:p text:style-name="P1"><text:span text:style-name="T1">Te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3.426cm" svg:height="1.196cm" svg:x="7.056cm" svg:y="12.404cm">
          <text:p text:style-name="P1"><text:span text:style-name="T1">Te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3.923cm" svg:y1="4.244cm" svg:x2="13.887cm" svg:y2="1.896cm" draw:end-shape="id1" draw:end-glue-point="2" svg:d="m13923 4244-36-2348">
          <text:p/>
        </draw:connector>
        <draw:connector draw:style-name="gr3" draw:text-style-name="P2" draw:layer="layout" draw:type="line" svg:x1="13.893cm" svg:y1="12.404cm" svg:x2="13.887cm" svg:y2="9.596cm" draw:start-shape="id2" draw:start-glue-point="0" draw:end-shape="id3" draw:end-glue-point="2" svg:d="m13893 12404-6-2808">
          <text:p/>
        </draw:connector>
        <draw:connector draw:style-name="gr3" draw:text-style-name="P2" draw:layer="layout" draw:type="line" svg:x1="13.887cm" svg:y1="8.4cm" svg:x2="13.887cm" svg:y2="5.6cm" draw:start-shape="id3" draw:end-shape="id4" draw:end-glue-point="2" svg:d="m13887 8400v-2800">
          <text:p/>
        </draw:connector>
        <draw:custom-shape draw:style-name="gr2" draw:text-style-name="P1" xml:id="id3" draw:id="id3" draw:layer="layout" svg:width="3.426cm" svg:height="1.196cm" svg:x="12.174cm" svg:y="8.4cm">
          <draw:glue-point draw:id="4" svg:x="-2.314cm" svg:y="5.033cm"/>
          <draw:glue-point draw:id="5" svg:x="2.647cm" svg:y="5.033cm"/>
          <text:p text:style-name="P1"><text:span text:style-name="T1">Conce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3.426cm" svg:height="1.196cm" svg:x="12.174cm" svg:y="4.404cm">
          <draw:glue-point draw:id="4" svg:x="-2.314cm" svg:y="5.033cm"/>
          <draw:glue-point draw:id="5" svg:x="2.647cm" svg:y="5.033cm"/>
          <text:p text:style-name="P1"><text:span text:style-name="T1">Descri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s" draw:line-skew="0cm 0.278cm" svg:x1="3.466cm" svg:y1="4.365cm" svg:x2="13.095cm" svg:y2="1.896cm" draw:start-shape="id5" draw:start-glue-point="0" draw:end-shape="id1" draw:end-glue-point="4" svg:d="m3466 4365v-525l9629-1140v-804">
          <text:p/>
        </draw:connector>
        <draw:connector draw:style-name="gr3" draw:text-style-name="P2" draw:layer="layout" draw:type="lines" draw:line-skew="0cm 0.278cm" svg:x1="25.213cm" svg:y1="4.403cm" svg:x2="14.793cm" svg:y2="1.896cm" draw:start-shape="id6" draw:start-glue-point="0" draw:end-shape="id1" draw:end-glue-point="5" svg:d="m25213 4403v-526l-10420-1177v-804">
          <text:p/>
        </draw:connector>
        <draw:connector draw:style-name="gr3" draw:text-style-name="P2" draw:layer="layout" draw:type="lines" draw:line-skew="0cm 0.278cm" svg:x1="8.769cm" svg:y1="12.404cm" svg:x2="13.095cm" svg:y2="9.596cm" draw:start-shape="id7" draw:start-glue-point="0" draw:end-shape="id3" draw:end-glue-point="4" svg:d="m8769 12404v-526l4326-1478v-804">
          <text:p/>
        </draw:connector>
        <draw:connector draw:style-name="gr3" draw:text-style-name="P2" draw:layer="layout" draw:type="lines" draw:line-skew="0cm 0.278cm" svg:x1="19.187cm" svg:y1="12.433cm" svg:x2="14.793cm" svg:y2="9.596cm" draw:start-shape="id8" draw:start-glue-point="0" draw:end-shape="id3" draw:end-glue-point="5" svg:d="m19187 12433v-526l-4394-1507v-804">
          <text:p/>
        </draw:connector>
        <draw:connector draw:style-name="gr3" draw:text-style-name="P2" draw:layer="layout" draw:type="lines" draw:line-skew="0cm 0.274cm" svg:x1="7.313cm" svg:y1="8.404cm" svg:x2="13.095cm" svg:y2="5.6cm" draw:start-shape="id9" draw:start-glue-point="0" draw:end-shape="id4" draw:end-glue-point="4" svg:d="m7313 8404v-526l5782-1478v-800">
          <text:p/>
        </draw:connector>
        <draw:connector draw:style-name="gr3" draw:text-style-name="P2" draw:layer="layout" draw:type="lines" draw:line-skew="0cm 0.274cm" svg:x1="20.987cm" svg:y1="8.4cm" svg:x2="14.793cm" svg:y2="5.6cm" draw:start-shape="id10" draw:start-glue-point="0" draw:end-shape="id4" draw:end-glue-point="5" svg:d="m20987 8400v-526l-6194-1474v-800">
          <text:p/>
        </draw:connector>
        <draw:frame draw:style-name="gr4" draw:text-style-name="P3" draw:layer="layout" svg:width="1.5cm" svg:height="1.4cm" svg:x="9cm" svg:y="4.4cm">
          <draw:text-box>
            <text:p text:style-name="P3"><text:span text:style-name="T2">...</text:span></text:p>
          </draw:text-box>
        </draw:frame>
        <draw:frame draw:style-name="gr4" draw:text-style-name="P3" draw:layer="layout" svg:width="1.5cm" svg:height="1.4cm" svg:x="17.7cm" svg:y="4.4cm">
          <draw:text-box>
            <text:p text:style-name="P3"><text:span text:style-name="T2">...</text:span></text:p>
          </draw:text-box>
        </draw:frame>
        <draw:frame draw:style-name="gr4" draw:text-style-name="P3" draw:layer="layout" svg:width="1.5cm" svg:height="1.4cm" svg:x="16cm" svg:y="12.4cm">
          <draw:text-box>
            <text:p text:style-name="P3"><text:span text:style-name="T2">...</text:span></text:p>
          </draw:text-box>
        </draw:frame>
        <draw:frame draw:style-name="gr4" draw:text-style-name="P3" draw:layer="layout" svg:width="1.5cm" svg:height="1.4cm" svg:x="16.2cm" svg:y="8.4cm">
          <draw:text-box>
            <text:p text:style-name="P3"><text:span text:style-name="T2">...</text:span></text:p>
          </draw:text-box>
        </draw:frame>
        <draw:frame draw:style-name="gr4" draw:text-style-name="P3" draw:layer="layout" svg:width="1.5cm" svg:height="1.4cm" svg:x="10.8cm" svg:y="12.4cm">
          <draw:text-box>
            <text:p text:style-name="P3"><text:span text:style-name="T2">...</text:span></text:p>
          </draw:text-box>
        </draw:frame>
        <draw:frame draw:style-name="gr4" draw:text-style-name="P3" draw:layer="layout" svg:width="1.5cm" svg:height="1.4cm" svg:x="10.3cm" svg:y="8.4cm">
          <draw:text-box>
            <text:p text:style-name="P3"><text:span text:style-name="T2">...</text:span></text:p>
          </draw:text-box>
        </draw:frame>
        <draw:custom-shape draw:style-name="gr2" draw:text-style-name="P1" xml:id="id9" draw:id="id9" draw:layer="layout" svg:width="3.426cm" svg:height="1.196cm" svg:x="5.6cm" svg:y="8.404cm">
          <draw:glue-point draw:id="4" svg:x="-2.314cm" svg:y="5.033cm"/>
          <draw:glue-point draw:id="5" svg:x="2.647cm" svg:y="5.033cm"/>
          <text:p text:style-name="P1"><text:span text:style-name="T1">Conce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426cm" svg:height="1.196cm" svg:x="19.274cm" svg:y="8.4cm">
          <draw:glue-point draw:id="4" svg:x="-2.314cm" svg:y="5.033cm"/>
          <draw:glue-point draw:id="5" svg:x="2.647cm" svg:y="5.033cm"/>
          <text:p text:style-name="P1"><text:span text:style-name="T1">Conce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5cm" svg:height="1.4cm" svg:x="0.6cm" svg:y="6.5cm">
          <draw:text-box>
            <text:p text:style-name="P3"><text:span text:style-name="T2">...</text:span></text:p>
          </draw:text-box>
        </draw:frame>
        <draw:frame draw:style-name="gr4" draw:text-style-name="P3" draw:layer="layout" svg:width="1.5cm" svg:height="1.4cm" svg:x="27cm" svg:y="6.5cm">
          <draw:text-box>
            <text:p text:style-name="P3"><text:span text:style-name="T2">...</text:span></text:p>
          </draw:text-box>
        </draw:frame>
        <draw:frame draw:style-name="gr4" draw:text-style-name="P3" draw:layer="layout" svg:width="1.5cm" svg:height="1.4cm" svg:x="23.9cm" svg:y="6.5cm">
          <draw:text-box>
            <text:p text:style-name="P3"><text:span text:style-name="T2">...</text:span></text:p>
          </draw:text-box>
        </draw:frame>
        <draw:frame draw:style-name="gr4" draw:text-style-name="P3" draw:layer="layout" svg:width="1.5cm" svg:height="1.4cm" svg:x="3.5cm" svg:y="6.5cm">
          <draw:text-box>
            <text:p text:style-name="P3"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cm" fo:page-height="1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5T10:19:07.30</dc:date>
    <dc:creator>Philipp Lucas</dc:creator>
    <meta:editing-duration>PT5H10M43S</meta:editing-duration>
    <meta:editing-cycles>6</meta:editing-cycles>
    <meta:generator>OpenOffice.org/3.4$Win32 OpenOffice.org_project/340m1$Build-9590</meta:generator>
    <meta:document-statistic meta:object-count="29"/>
  </office:meta>
</office:document-meta>
</file>